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style:vertical-align="middle"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4.249cm" style:rel-column-width="16383*"/>
    </style:style>
    <style:style style:name="Tabelle5.D" style:family="table-column">
      <style:table-column-properties style:column-width="4.251cm" style:rel-column-width="16386*"/>
    </style:style>
    <style:style style:name="Tabel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style:vertical-align="middle" fo:padding="0.097cm" fo:border="0.05pt solid #000000"/>
    </style:style>
    <style:style style:name="Tabel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606d69" officeooo:paragraph-rsid="01606d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6b298c" officeooo:paragraph-rsid="016b298c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9778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6110b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4be2db" officeooo:paragraph-rsid="016110b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fo:font-style="normal" fo:font-weight="normal" officeooo:rsid="01697788" officeooo:paragraph-rsid="016b298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2175d84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5d006a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fo:font-style="normal" fo:font-weight="normal" officeooo:rsid="016b298c" officeooo:paragraph-rsid="016b298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16e1f6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officeooo:rsid="016b298c" officeooo:paragraph-rsid="0170f87e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officeooo:rsid="0170f87e" officeooo:paragraph-rsid="0170f87e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6pt" officeooo:rsid="0170f87e" officeooo:paragraph-rsid="0170f87e" style:font-size-asian="5.25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6pt" officeooo:paragraph-rsid="0170f87e" style:font-size-asian="5.25pt" style:font-size-complex="6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16f1f5e" officeooo:paragraph-rsid="016f1f5e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6f1f5e" officeooo:paragraph-rsid="016f1f5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6pt" officeooo:rsid="0170f87e" officeooo:paragraph-rsid="0170f87e" style:font-size-asian="5.25pt" style:font-size-complex="6pt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weight="bold" officeooo:rsid="016110b8" officeooo:paragraph-rsid="016110b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6110b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6110b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70f87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fo:font-style="normal" fo:font-weight="normal" officeooo:rsid="01697788" officeooo:paragraph-rsid="0170f87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2175d84" officeooo:paragraph-rsid="0170f87e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5d006a" officeooo:paragraph-rsid="0170f87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fo:font-style="normal" fo:font-weight="normal" officeooo:rsid="016b298c" officeooo:paragraph-rsid="0170f87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697788" officeooo:paragraph-rsid="0170f87e" style:font-size-asian="14pt" style:font-style-asian="normal" style:font-weight-asian="bold" style:font-size-complex="14pt" style:font-style-complex="normal" style:font-weight-complex="bold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175ab"/>
    </style:style>
    <style:style style:name="T2" style:family="text">
      <style:text-properties officeooo:rsid="01659940"/>
    </style:style>
    <style:style style:name="T3" style:family="text">
      <style:text-properties style:font-size-asian="10.5pt"/>
    </style:style>
    <style:style style:name="T4" style:family="text">
      <style:text-properties officeooo:rsid="016110b8" style:font-size-asian="10.5pt"/>
    </style:style>
    <style:style style:name="T5" style:family="text">
      <style:text-properties officeooo:rsid="01697788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1697788"/>
    </style:style>
    <style:style style:name="T8" style:family="text">
      <style:text-properties style:font-name="Liberation Serif" officeooo:rsid="016b298c"/>
    </style:style>
    <style:style style:name="T9" style:family="text">
      <style:text-properties officeooo:rsid="016b7fab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16e1f62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840c47" style:font-style-asian="normal" style:font-style-complex="normal"/>
    </style:style>
    <style:style style:name="T14" style:family="text">
      <style:text-properties fo:font-style="normal" officeooo:rsid="002f15d1" style:font-style-asian="normal" style:font-style-complex="normal"/>
    </style:style>
    <style:style style:name="T15" style:family="text">
      <style:text-properties fo:font-style="normal" officeooo:rsid="016e1f62" style:font-style-asian="normal" style:font-style-complex="normal"/>
    </style:style>
    <style:style style:name="T16" style:family="text">
      <style:text-properties fo:font-size="11.8999996185303pt" style:font-size-asian="11.8999996185303pt" style:font-size-complex="11.8999996185303pt"/>
    </style:style>
    <style:style style:name="T17" style:family="text">
      <style:text-properties fo:font-size="11.8999996185303pt" officeooo:rsid="0163ae72" style:font-size-asian="11.8999996185303pt" style:font-size-complex="11.8999996185303pt"/>
    </style:style>
    <style:style style:name="T18" style:family="text">
      <style:text-properties fo:font-size="11.8999996185303pt" officeooo:rsid="016f9369" style:font-size-asian="11.8999996185303pt" style:font-size-complex="11.8999996185303pt"/>
    </style:style>
    <style:style style:name="T19" style:family="text">
      <style:text-properties officeooo:rsid="0170f87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ufgabe <text:span text:style-name="T5">1</text:span></text:p>
      <text:p text:style-name="P7"/>
      <text:list xml:id="list480053069" text:style-name="L1">
        <text:list-item>
          <text:p text:style-name="P21"><text:span text:style-name="T4">B</text:span><text:span text:style-name="T3">laukraut bleibt Blaukraut</text:span></text:p>
        </text:list-item>
      </text:list>
      <text:p text:style-name="P7"/>
      <text:list xml:id="list140239052028045" text:continue-numbering="true" text:style-name="L1">
        <text:list-item>
          <text:p text:style-name="P22">Brautkleid bleibt Brautkleid<text:line-break/><text:span text:style-name="T17">66 1</text:span><text:span text:style-name="T16">14</text:span><text:span text:style-name="T17"> 97 11</text:span><text:span text:style-name="T18">7</text:span><text:span text:style-name="T17"> 116 107 </text:span><text:span text:style-name="T16">108 101 105 100 </text:span><text:span text:style-name="T17">32 98 108 101 105 98 116 32 66 1</text:span><text:span text:style-name="T16">14</text:span><text:span text:style-name="T17"> 97 11</text:span><text:span text:style-name="T18">7</text:span><text:span text:style-name="T17"> 116 107 </text:span><text:span text:style-name="T16">108 101 105 100</text:span></text:p>
        </text:list-item>
      </text:list>
      <text:p text:style-name="P7"/>
      <text:p text:style-name="P7"/>
      <text:p text:style-name="P33">Aufgabe 2</text:p>
      <text:p text:style-name="P31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29">Lateinisch</text:p>
            <text:p text:style-name="P32">(unser Alphabet)</text:p>
          </table:table-cell>
          <table:table-cell table:style-name="Tabelle2.A1" office:value-type="string">
            <text:p text:style-name="P17">Griechisch</text:p>
          </table:table-cell>
          <table:table-cell table:style-name="Tabelle2.A1" office:value-type="string">
            <text:p text:style-name="P29">Kyrillisch</text:p>
            <text:p text:style-name="P32">(russisches Alphabet)</text:p>
          </table:table-cell>
          <table:table-cell table:style-name="Tabelle2.D1" office:value-type="string">
            <text:p text:style-name="P29">Hebräisch</text:p>
          </table:table-cell>
        </table:table-row>
        <table:table-row>
          <table:table-cell table:style-name="Tabelle2.A2" office:value-type="string">
            <text:p text:style-name="P19"><text:s/></text:p>
            <text:p text:style-name="P18">1370</text:p>
            <text:p text:style-name="P20"><text:s/></text:p>
          </table:table-cell>
          <table:table-cell table:style-name="Tabelle2.A2" office:value-type="string">
            <text:p text:style-name="P18">522</text:p>
          </table:table-cell>
          <table:table-cell table:style-name="Tabelle2.A2" office:value-type="string">
            <text:p text:style-name="P18">450</text:p>
          </table:table-cell>
          <table:table-cell table:style-name="Tabelle2.D2" office:value-type="string">
            <text:p text:style-name="P18">133</text:p>
          </table:table-cell>
        </table:table-row>
      </table:table>
      <text:p text:style-name="P31"/>
      <text:p text:style-name="P28"/>
      <table:table table:name="Tabelle5" table:style-name="Tabelle5">
        <table:table-column table:style-name="Tabelle5.A" table:number-columns-repeated="3"/>
        <table:table-column table:style-name="Tabelle5.D"/>
        <table:table-row>
          <table:table-cell table:style-name="Tabelle5.A1" office:value-type="string">
            <text:p text:style-name="P29">Arabisch</text:p>
          </table:table-cell>
          <table:table-cell table:style-name="Tabelle5.A1" office:value-type="string">
            <text:p text:style-name="P29">Chinesisch</text:p>
          </table:table-cell>
          <table:table-cell table:style-name="Tabelle5.A1" office:value-type="string">
            <text:p text:style-name="P29">Koreanisch</text:p>
          </table:table-cell>
          <table:table-cell table:style-name="Tabelle5.D1" office:value-type="string">
            <text:p text:style-name="P29">Ägyptische</text:p>
            <text:p text:style-name="P29">Hieroglyphen</text:p>
          </table:table-cell>
        </table:table-row>
        <table:table-row>
          <table:table-cell table:style-name="Tabelle5.A2" office:value-type="string">
            <text:p text:style-name="P23"/>
            <text:p text:style-name="P18">1335</text:p>
            <text:p text:style-name="P20"><text:s/></text:p>
          </table:table-cell>
          <table:table-cell table:style-name="Tabelle5.A2" office:value-type="string">
            <text:p text:style-name="P18">82.013</text:p>
          </table:table-cell>
          <table:table-cell table:style-name="Tabelle5.A2" office:value-type="string">
            <text:p text:style-name="P18">11.775</text:p>
          </table:table-cell>
          <table:table-cell table:style-name="Tabelle5.D2" office:value-type="string">
            <text:p text:style-name="P18">1071</text:p>
          </table:table-cell>
        </table:table-row>
      </table:table>
      <text:p text:style-name="P28"/>
      <text:p text:style-name="P28"/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0" draw:name="Form1" draw:style-name="gr1" draw:text-style-name="P34" svg:width="1.795cm" svg:height="0.63cm" svg:x="15.161cm" svg:y="0.302cm"><draw:image xlink:href="Pictures/10000000000000580000001F196641809BB809C4.png" xlink:type="simple" xlink:show="embed" xlink:actuate="onLoad" loext:mime-type="image/png"><text:p/></draw:image></draw:frame></text:p>
      <text:p text:style-name="P15"><text:span text:style-name="T10">Autor:</text:span><text:span text:style-name="T15"> C</text:span><text:span text:style-name="T12">hristian Pothmann, </text:span><text:a xlink:type="simple" xlink:href="https://cpothmann.de/" text:style-name="Internet_20_link" text:visited-style-name="Visited_20_Internet_20_Link"><text:span text:style-name="T12">c</text:span></text:a><text:a xlink:type="simple" xlink:href="https://cpothmann.de/" text:style-name="Internet_20_link" text:visited-style-name="Visited_20_Internet_20_Link"><text:span text:style-name="T13">pothmann.de</text:span></text:a><text:span text:style-name="T13">, f</text:span><text:span text:style-name="T12">reigegeben unter </text:span><text:a xlink:type="simple" xlink:href="https://creativecommons.org/licenses/by-nc-sa/4.0/" text:style-name="Internet_20_link" text:visited-style-name="Visited_20_Internet_20_Link"><text:span text:style-name="T12">CC BY-NC-SA 4.0</text:span></text:a><text:span text:style-name="T12">, </text:span><text:span text:style-name="T14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606d69" officeooo:paragraph-rsid="01606d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70f87e"/>
    </style:style>
    <style:style style:name="MT2" style:family="text">
      <style:text-properties officeooo:rsid="015175ab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Textcodierung – <text:span text:style-name="MT1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<text:span text:style-name="MT2">nformatik – Codier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09T14:02:38.471000000</dc:date>
    <meta:editing-duration>P3DT4H22M56S</meta:editing-duration>
    <meta:editing-cycles>246</meta:editing-cycles>
    <meta:generator>LibreOffice/6.2.5.2$Windows_X86_64 LibreOffice_project/1ec314fa52f458adc18c4f025c545a4e8b22c159</meta:generator>
    <meta:document-statistic meta:table-count="3" meta:image-count="0" meta:object-count="0" meta:page-count="1" meta:paragraph-count="29" meta:word-count="76" meta:character-count="473" meta:non-whitespace-character-count="420"/>
  </office:meta>
</office:document-meta>
</file>